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4c4c" officeooo:paragraph-rsid="000b4c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(u,v) = €€i:0-&gt;m,j=0-&gt;n wij Pij Cij f(u) f(v)</text:p>
      <text:p text:style-name="P1">C = m ! * n ! /i ! / (m-i) ! (n-j) !</text:p>
      <text:p text:style-name="P1">Attention au NAN.</text:p>
      <text:p text:style-name="P1"/>
      <text:p text:style-name="P1">fd(u) = (Ui+1 – u) / (u-Ui) <text:span text:style-name="T1">fd-1 (u) + (Uk1 – u)/(Uk1-u)</text:span><text:span text:style-name="T2">fd-1(u)</text:span></text:p>
      <text:p text:style-name="P1"/>
      <text:p text:style-name="P1"/>
      <text:p text:style-name="P1">Question au niveau du débogage du code.</text:p>
      <text:p text:style-name="P1"/>
      <text:p text:style-name="P1">- Savoir quel est le degré minimum pour Pi,j | i = 0-&gt;m et j=0&gt;n Wi,j les coefficients de pondération, et U[] #U ==k1 V[] #V ==k2</text:p>
      <text:p text:style-name="P1">- Quelles sont les propriétés graphiques et mathéamtiques au degré « 0 » ?</text:p>
      <text:p text:style-name="P1">- « 0 »?+1 « 0 »+2</text:p>
      <text:p text:style-name="P1">→ Conséquences au niveau des performances et de la calculabilités sur des machines finies, etc.</text:p>
      <text:p text:style-name="P1">Peut-on appeler dmin le degré minimum pour une interpolation polynomiale ?</text:p>
      <text:p text:style-name="P1"/>
      <text:p text:style-name="P1">Vérifier tous les calculs de toute l'équation au niveau numérique.</text:p>
      <text:p text:style-name="P1">S(u,v) il faut au moins :</text:p>
      <text:p text:style-name="P1">- Simplifier les factorielles</text:p>
      <text:p text:style-name="P1">- Assurer la qualité du cacul des coefficients polynomiaux.</text:p>
      <text:p text:style-name="P1">S'assurer que la somme calculée ne soit pas NAN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23:56:09.732000000</meta:creation-date>
    <dc:date>2015-01-04T00:13:28.890000000</dc:date>
    <meta:editing-duration>PT1M52S</meta:editing-duration>
    <meta:editing-cycles>1</meta:editing-cycles>
    <meta:document-statistic meta:table-count="0" meta:image-count="0" meta:object-count="0" meta:page-count="1" meta:paragraph-count="15" meta:word-count="155" meta:character-count="818" meta:non-whitespace-character-count="676"/>
    <meta:generator>LibreOffice/4.3.4.1$Windows_x86 LibreOffice_project/bc356b2f991740509f321d70e4512a6a54c5f243</meta:generator>
  </office:meta>
</office:document-meta>
</file>